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Century Schoolbook" svg:font-family="'Century Schoolboo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36c3d6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33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3.894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2.668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2.867cm" fo:padding-top="0.127cm" fo:padding-bottom="0.127cm" fo:padding-left="0.254cm" fo:padding-right="0.254cm" fo:wrap-option="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2cm" fo:padding-top="0.127cm" fo:padding-bottom="0.127cm" fo:padding-left="0.254cm" fo:padding-right="0.254cm" fo:wrap-option="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2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198cm" fo:margin-bottom="0cm" fo:line-height="100%" fo:text-align="end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.198cm" fo:margin-bottom="0cm" fo:line-height="100%" fo:text-align="end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10" style:family="paragraph">
      <style:paragraph-properties fo:margin-left="0cm" fo:margin-right="0cm" fo:margin-top="0.171cm" fo:margin-bottom="0cm" fo:line-height="100%" fo:text-align="end" fo:text-indent="0cm" style:punctuation-wrap="simple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simple" style:line-break="strict" style:writing-mode="lr-tb" style:font-independent-line-spacing="true"/>
    </style:style>
    <style:style style:name="P12" style:family="paragraph">
      <style:paragraph-properties fo:margin-left="0cm" fo:margin-right="0cm" fo:margin-top="0.141cm" fo:margin-bottom="0cm" fo:line-height="100%" fo:text-align="end" fo:text-indent="0cm" style:punctuation-wrap="simple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.141cm" fo:margin-bottom="0cm" fo:line-height="100%" fo:text-align="end" fo:text-indent="0cm" style:punctuation-wrap="simple" style:line-break="strict" style:writing-mode="lr-tb" style:font-independent-line-spacing="true"/>
    </style:style>
    <style:style style:name="T1" style:family="text">
      <style:text-properties fo:color="#ffff66" style:text-position="0% 100%" style:font-name="Calibri" fo:font-size="14pt" fo:language="es" fo:country="ES" style:font-size-asian="14pt" style:language-asian="es" style:country-asian="ES" style:font-size-complex="14pt" style:language-complex="es" style:country-complex="ES"/>
    </style:style>
    <style:style style:name="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3" style:family="text">
      <style:text-properties fo:color="#000000" style:text-position="0% 100%" style:font-name="Century Schoolbook" fo:font-size="66pt" fo:language="es" fo:country="ES" style:text-underline-style="solid" style:text-underline-width="auto" style:text-underline-color="font-color" fo:font-weight="bold" style:font-size-asian="66pt" style:language-asian="es" style:country-asian="ES" style:font-weight-asian="bold" style:font-size-complex="66pt" style:language-complex="es" style:country-complex="ES" style:font-weight-complex="bold"/>
    </style:style>
    <style:style style:name="T4" style:family="text">
      <style:text-properties fo:color="#000000" style:text-position="0% 100%" style:font-name="Century Schoolbook" fo:font-size="66pt" fo:language="es" fo:country="BO" fo:font-weight="bold" style:font-size-asian="66pt" style:language-asian="es" style:country-asian="BO" style:font-weight-asian="bold" style:font-size-complex="66pt" style:language-complex="es" style:country-complex="BO" style:font-weight-complex="bold"/>
    </style:style>
    <style:style style:name="T5" style:family="text">
      <style:text-properties fo:color="#000000" style:text-position="0% 100%" style:font-name="Century Schoolbook" fo:font-size="28pt" fo:language="es" fo:country="ES" fo:font-weight="bold" style:font-size-asian="28pt" style:language-asian="es" style:country-asian="ES" style:font-weight-asian="bold" style:font-size-complex="28pt" style:language-complex="es" style:country-complex="ES" style:font-weight-complex="bold"/>
    </style:style>
    <style:style style:name="T6" style:family="text">
      <style:text-properties fo:color="#000000" style:text-position="0% 100%" style:font-name="Century Schoolbook" fo:font-size="24pt" fo:language="es" fo:country="BO" fo:font-weight="bold" style:font-size-asian="24pt" style:language-asian="es" style:country-asian="BO" style:font-weight-asian="bold" style:font-size-complex="24pt" style:language-complex="es" style:country-complex="BO" style:font-weight-complex="bold"/>
    </style:style>
    <style:style style:name="T7" style:family="text">
      <style:text-properties fo:color="#000000" style:text-position="0% 100%" style:font-name="Century Schoolbook" fo:font-size="54pt" fo:language="es" fo:country="BO" fo:font-weight="bold" style:font-size-asian="54pt" style:language-asian="es" style:country-asian="BO" style:font-weight-asian="bold" style:font-size-complex="54pt" style:language-complex="es" style:country-complex="BO" style:font-weight-complex="bold"/>
    </style:style>
    <style:style style:name="T8" style:family="text">
      <style:text-properties fo:color="#000000" style:text-position="0% 100%" style:font-name="Century Schoolbook" fo:font-size="20pt" fo:language="es" fo:country="BO" fo:font-weight="bold" style:font-size-asian="20pt" style:language-asian="es" style:country-asian="BO" style:font-weight-asian="bold" style:font-size-complex="20pt" style:language-complex="es" style:country-complex="BO" style:font-weight-complex="bold"/>
    </style:style>
    <style:style style:name="T9" style:family="text">
      <style:text-properties fo:color="#000000" style:text-position="0% 100%" style:font-name="Century Schoolbook" fo:font-size="60pt" fo:language="es" fo:country="BO" fo:font-weight="bold" style:font-size-asian="60pt" style:language-asian="es" style:country-asian="BO" style:font-weight-asian="bold" style:font-size-complex="60pt" style:language-complex="es" style:country-complex="BO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014cm" svg:x="16.501cm" svg:y="17.657cm">
          <text:list text:style-name="L1">
            <text:list-header>
              <text:p text:style-name="P1"><text:span text:style-name="T2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" draw:text-style-name="P4" draw:layer="layout" svg:width="22.86cm" svg:height="4.586cm" svg:x="1.27cm" svg:y="7.232cm">
          <text:list text:style-name="L1">
            <text:list-header>
              <text:p text:style-name="P3"><text:span text:style-name="T3">COMO DIJIS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1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ular1" presentation:presentation-page-layout-name="AL1T11">
        <draw:custom-shape draw:style-name="gr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3"><text:span text:style-name="T4">MUEVE EL ESTANQUE</text:span><text:span text:style-name="T4"><text:line-break/></text:span><text:span text:style-name="T4">EN MI SER</text:span></text:p>
              </text:list-header>
            </text:list>
          </draw:text-box>
        </draw:frame>
        <draw:custom-shape draw:style-name="gr6" draw:text-style-name="P8" draw:layer="layout" svg:width="14.402cm" svg:height="1.402cm" svg:x="8.101cm" svg:y="15.725cm">
          <text:list text:style-name="L2">
            <text:list-item>
              <text:p text:style-name="P7"><text:span text:style-name="T5">Úneme a tu rio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9"><text:span text:style-name="T4"> </text:span><text:span text:style-name="T4">UNEME A TU RIO, DAME VIDA</text:span></text:p>
              </text:list-header>
            </text:list>
          </draw:text-box>
        </draw:frame>
        <draw:custom-shape draw:style-name="gr7" draw:text-style-name="P11" draw:layer="layout" svg:width="12.061cm" svg:height="1.402cm" svg:x="10.442cm" svg:y="15.725cm">
          <text:list text:style-name="L2">
            <text:list-item>
              <text:p text:style-name="P10"><text:span text:style-name="T6">No se que palabras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3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9"><text:span text:style-name="T4">NO SE QUE PALABRAS DECIR,</text:span></text:p>
              </text:list-header>
            </text:list>
          </draw:text-box>
        </draw:frame>
        <draw:custom-shape draw:style-name="gr9" draw:text-style-name="P11" draw:layer="layout" svg:width="12.061cm" svg:height="1.402cm" svg:x="10.442cm" svg:y="15.725cm">
          <text:list text:style-name="L2">
            <text:list-item>
              <text:p text:style-name="P10"><text:span text:style-name="T6">Que provoquen que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4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9"><text:span text:style-name="T4">QUE PROVOQUEN QUE ME QUIERAS</text:span></text:p>
              </text:list-header>
            </text:list>
          </draw:text-box>
        </draw:frame>
        <draw:custom-shape draw:style-name="gr11" draw:text-style-name="P11" draw:layer="layout" svg:width="12.061cm" svg:height="1.402cm" svg:x="10.442cm" svg:y="15.725cm">
          <text:list text:style-name="L2">
            <text:list-item>
              <text:p text:style-name="P10"><text:span text:style-name="T6">Mas de los que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5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9"><text:span text:style-name="T4">MAS DE LO QUE ME AMAS.</text:span></text:p>
              </text:list-header>
            </text:list>
          </draw:text-box>
        </draw:frame>
        <draw:custom-shape draw:style-name="gr13" draw:text-style-name="P11" draw:layer="layout" svg:width="13.176cm" svg:height="1.402cm" svg:x="9.327cm" svg:y="15.725cm">
          <text:list text:style-name="L2">
            <text:list-item>
              <text:p text:style-name="P10"><text:span text:style-name="T6">Ven Señor, como dijiste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6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9"><text:span text:style-name="T4">//VEN SEÑOR, COMO DIJISTES</text:span></text:p>
              </text:list-header>
            </text:list>
          </draw:text-box>
        </draw:fram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7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9"><text:span text:style-name="T4"> </text:span><text:span text:style-name="T4">DERRAMA TU GLORIA, DERRAMA TU GLORIA//</text:span></text:p>
              </text:list-header>
            </text:list>
          </draw:text-box>
        </draw:frame>
        <draw:custom-shape draw:style-name="gr16" draw:text-style-name="P11" draw:layer="layout" svg:width="12.061cm" svg:height="1.402cm" svg:x="10.442cm" svg:y="15.725cm">
          <text:list text:style-name="L2">
            <text:list-item>
              <text:p text:style-name="P10"><text:span text:style-name="T6">Vence mis tinieblas .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8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ular1" presentation:presentation-page-layout-name="AL1T11">
        <draw:frame presentation:style-name="pr2" draw:text-style-name="P5" draw:layer="layout" svg:width="22.86cm" svg:height="3.175cm" svg:x="1.27cm" svg:y="6.944cm" presentation:class="title" presentation:user-transformed="true">
          <draw:text-box>
            <text:list text:style-name="L1">
              <text:list-header>
                <text:p text:style-name="P9"><text:span text:style-name="T4">VENCE EN MIS TINIEBLAS CON TU LUZ </text:span><text:span text:style-name="T4"><text:line-break/></text:span><text:span text:style-name="T4">SE MI FUERZA HOY, OH JESUS</text:span></text:p>
              </text:list-header>
            </text:list>
          </draw:text-box>
        </draw:frame>
        <draw:custom-shape draw:style-name="gr18" draw:text-style-name="P11" draw:layer="layout" svg:width="13.375cm" svg:height="1.402cm" svg:x="9.128cm" svg:y="15.725cm">
          <text:list text:style-name="L2">
            <text:list-item>
              <text:p text:style-name="P10"><text:span text:style-name="T6">Encuentra mi escondite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9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ular1" presentation:presentation-page-layout-name="AL1T11">
        <draw:frame presentation:style-name="pr2" draw:text-style-name="P5" draw:layer="layout" svg:width="25.4cm" svg:height="3.175cm" svg:x="0cm" svg:y="7.937cm" presentation:class="title" presentation:user-transformed="true">
          <draw:text-box>
            <text:list text:style-name="L1">
              <text:list-header>
                <text:p text:style-name="P9"><text:span text:style-name="T7">ENCUENTRA MI ESCONDITE, ALCANZAME SI HUYO </text:span><text:span text:style-name="T7"><text:line-break/></text:span><text:span text:style-name="T7">OH SEÑOR </text:span><text:span text:style-name="T7"><text:line-break/></text:span><text:span text:style-name="T7">INUNDAME CON TU AMOR...</text:span></text:p>
              </text:list-header>
            </text:list>
          </draw:text-box>
        </draw:frame>
        <draw:custom-shape draw:style-name="gr20" draw:text-style-name="P13" draw:layer="layout" svg:width="12.06cm" svg:height="1.402cm" svg:x="10.76cm" svg:y="16.457cm">
          <text:list text:style-name="L2">
            <text:list-item>
              <text:p text:style-name="P12"><text:span text:style-name="T8">Me amas como Padre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10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1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9"><text:span text:style-name="T7">ME AMAS COMO PADRE, COMO UN HERMANO, </text:span><text:span text:style-name="T7"><text:line-break/></text:span><text:span text:style-name="T7">COMO UN LEON FEROZ, COMO NADIE.</text:span></text:p>
              </text:list-header>
            </text:list>
          </draw:text-box>
        </draw:frame>
        <draw:custom-shape draw:style-name="gr22" draw:text-style-name="P11" draw:layer="layout" svg:width="12.061cm" svg:height="1.402cm" svg:x="10.442cm" svg:y="16.457cm">
          <text:list text:style-name="L2">
            <text:list-item>
              <text:p text:style-name="P10"><text:span text:style-name="T6">Con tu fuerza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11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ular1" presentation:presentation-page-layout-name="AL1T11">
        <draw:frame presentation:style-name="pr2" draw:text-style-name="P5" draw:layer="layout" svg:width="22.86cm" svg:height="3.175cm" svg:x="1.27cm" svg:y="6.746cm" presentation:class="title" presentation:user-transformed="true">
          <draw:text-box>
            <text:list text:style-name="L1">
              <text:list-header>
                <text:p text:style-name="P9"><text:span text:style-name="T9">CON FUERZAME BUSCAS, PARA ABRAZARME, </text:span><text:span text:style-name="T9"><text:line-break/></text:span><text:span text:style-name="T9">ME ENVUELVES EN TU AMOR.</text:span></text:p>
              </text:list-header>
            </text:list>
          </draw:text-box>
        </draw:frame>
        <draw:custom-shape draw:style-name="gr4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97cm" svg:height="10.473cm" svg:x="3.81cm" svg:y="2.121cm" draw:page-number="12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Century Schoolbook" svg:font-family="'Century Schoolboo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ffffff" draw:end-color="#36c3d6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36c3d6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2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12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36c3d6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12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12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12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entury Schoolbook" fo:font-family="'Century Schoolbook'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36c3d6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entury Schoolbook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fff66" style:text-position="0% 100%" style:font-name="Calibri" fo:font-size="14pt" fo:language="es" fo:country="ES" style:font-size-asian="14pt" style:language-asian="es" style:country-asian="ES" style:font-size-complex="14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draw:frame presentation:style-name="Predeterminado-title" draw:layer="backgroundobjects" svg:width="22.856cm" svg:height="3.175cm" svg:x="1.27cm" svg:y="0.757cm" presentation:class="title" presentation:placeholder="true">
        <draw:text-box/>
      </draw:frame>
      <draw:frame presentation:style-name="Predeterminado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7.938cm" presentation:class="title" presentation:placeholder="true">
        <draw:text-box/>
      </draw:frame>
      <draw:frame presentation:style-name="Titular1-outline1" draw:layer="backgroundobjects" svg:width="12.056cm" svg:height="1.398cm" svg:x="10.442cm" svg:y="15.72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Victor</dc:creator>
    <dc:date>2014-06-22T23:20:32</dc:date>
    <meta:editing-cycles>61</meta:editing-cycles>
    <meta:editing-duration>PT19H42M</meta:editing-duration>
    <meta:document-statistic meta:object-count="95"/>
    <meta:generator>LibreOffice/6.4.1.2$Linux_x86 LibreOffice_project/40$Build-2</meta:generator>
    <meta:user-defined meta:name="AppVersion">12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